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OutputStream.BufferedOutputStream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OutputStream.BufferedOutputStream( java . io . OutputStream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